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color="#ffff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es ist eine Vorla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und ein bißchen gel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DE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9-01-18T15:43:44</meta:creation-date>
    <dc:date>2009-01-18T15:45:16</dc:date>
    <meta:editing-cycles>1</meta:editing-cycles>
    <meta:editing-duration>PT1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8" meta:character-count="41"/>
  </office:meta>
</office:document-meta>
</file>